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8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text-properties fo:font-size="19.8999996185303pt"/>
    </style:style>
    <style:style style:name="P5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9.8999996185303pt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4.319cm" svg:y="1.4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9.466cm" svg:y="1.4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4.319cm" svg:y="5.7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9.573cm" svg:y="5.7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7.608cm 4.782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319cm" svg:y1="1.753cm" svg:x2="2.546cm" svg:y2="2.932cm" draw:start-shape="id1" draw:start-glue-point="3" draw:end-shape="id2" draw:end-glue-point="4" svg:d="M4319 1753h-1773v1179" svg:viewBox="0 0 1774 1180">
          <text:p/>
        </draw:connector>
        <draw:connector draw:style-name="gr3" draw:text-style-name="P1" draw:layer="layout" svg:x1="2.546cm" svg:y1="4.969cm" svg:x2="4.319cm" svg:y2="6.063cm" draw:start-shape="id2" draw:start-glue-point="8" draw:end-shape="id3" draw:end-glue-point="3" svg:d="M2546 4969v1094h1773" svg:viewBox="0 0 1774 1095">
          <text:p/>
        </draw:connector>
        <draw:connector draw:style-name="gr3" draw:text-style-name="P1" draw:layer="layout" draw:line-skew="0.2cm" svg:x1="12.78cm" svg:y1="9.313cm" svg:x2="7.894cm" svg:y2="9.785cm" draw:start-shape="id4" draw:start-glue-point="2" draw:end-shape="id5" draw:end-glue-point="6" svg:d="M12780 9313v1174h-4886v-702" svg:viewBox="0 0 4887 1175">
          <text:p/>
        </draw:connector>
        <draw:connector draw:style-name="gr3" draw:text-style-name="P1" draw:layer="layout" svg:x1="6.115cm" svg:y1="6.063cm" svg:x2="9.573cm" svg:y2="6.063cm" draw:start-shape="id3" draw:start-glue-point="1" draw:end-shape="id6" draw:end-glue-point="3" svg:d="M6115 6063h3458" svg:viewBox="0 0 3459 1">
          <text:p/>
        </draw:connector>
        <draw:connector draw:style-name="gr3" draw:text-style-name="P1" draw:layer="layout" svg:x1="7.903cm" svg:y1="4.782cm" svg:x2="9.573cm" svg:y2="6.063cm" draw:start-shape="id7" draw:start-glue-point="3" draw:end-shape="id6" draw:end-glue-point="3" svg:d="M7903 4782v1281h1670" svg:viewBox="0 0 1671 1282">
          <text:p/>
        </draw:connector>
        <draw:connector draw:style-name="gr3" draw:text-style-name="P1" draw:layer="layout" svg:x1="9.466cm" svg:y1="1.753cm" svg:x2="7.903cm" svg:y2="2.931cm" draw:start-shape="id8" draw:start-glue-point="3" draw:end-shape="id7" draw:end-glue-point="1" svg:d="M9466 1753h-1563v1178" svg:viewBox="0 0 1564 1179">
          <text:p/>
        </draw:connector>
        <draw:custom-shape draw:style-name="gr4" draw:text-style-name="P2" xml:id="id2" draw:id="id2" draw:layer="layout" svg:width="1.975cm" svg:height="2.037cm" svg:x="1.558cm" svg:y="2.93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1.793cm" svg:y="7.27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2.781cm" svg:y1="8.973cm" svg:x2="12.781cm" svg:y2="7.575cm">
            <text:p/>
          </draw:line>
        </draw:g>
        <draw:frame draw:style-name="gr7" draw:text-style-name="P5" draw:layer="layout" svg:width="1.209cm" svg:height="1.231cm" svg:x="0.991cm" svg:y="1.869cm">
          <draw:text-box>
            <text:p text:style-name="P4"><text:span text:style-name="T1">V</text:span><text:span text:style-name="T2">a</text:span></text:p>
          </draw:text-box>
        </draw:frame>
        <draw:frame draw:style-name="gr8" draw:text-style-name="P5" draw:layer="layout" svg:width="3.261cm" svg:height="1.231cm" svg:x="13.4cm" svg:y="4.369cm">
          <draw:text-box>
            <text:p text:style-name="P4"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1.611cm" svg:y="2.4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2.763cm" svg:y1="3.304cm" svg:x2="12.763cm" svg:y2="4.702cm">
            <text:p/>
          </draw:line>
        </draw:g>
        <draw:custom-shape draw:style-name="gr11" draw:text-style-name="P2" xml:id="id5" draw:id="id5" draw:layer="layout" svg:width="2.309cm" svg:height="2.844cm" svg:x="6.739cm" svg:y="6.941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397cm" svg:height="1.231cm" svg:x="8.263cm" svg:y="9.329cm">
          <draw:text-box>
            <text:p text:style-name="P4"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6" draw:layer="layout" svg:x1="6.115cm" svg:y1="6.063cm" svg:x2="7.894cm" svg:y2="6.941cm" draw:start-shape="id3" draw:start-glue-point="1" draw:end-shape="id5" draw:end-glue-point="4" svg:d="M6115 6063h1779v878" svg:viewBox="0 0 1780 879">
          <text:p/>
        </draw:connector>
        <draw:connector draw:style-name="gr3" draw:text-style-name="P6" draw:layer="layout" svg:x1="6.115cm" svg:y1="1.753cm" svg:x2="7.903cm" svg:y2="2.931cm" draw:start-shape="id1" draw:start-glue-point="1" draw:end-shape="id7" draw:end-glue-point="1" svg:d="M6115 1753h1788v1178" svg:viewBox="0 0 1789 1179">
          <text:p/>
        </draw:connector>
        <draw:connector draw:style-name="gr3" draw:text-style-name="P6" draw:layer="layout" svg:x1="11.369cm" svg:y1="6.063cm" svg:x2="12.78cm" svg:y2="7.276cm" draw:start-shape="id6" draw:start-glue-point="1" draw:end-shape="id4" draw:end-glue-point="0" svg:d="M11369 6063h1411v1213" svg:viewBox="0 0 1412 1214">
          <text:p/>
        </draw:connector>
        <draw:connector draw:style-name="gr3" draw:text-style-name="P6" draw:layer="layout" svg:x1="11.262cm" svg:y1="1.753cm" svg:x2="12.765cm" svg:y2="2.478cm" draw:start-shape="id8" draw:start-glue-point="1" draw:end-shape="id9" draw:end-glue-point="0" svg:d="M11262 1753h1503v725" svg:viewBox="0 0 1504 726">
          <text:p/>
        </draw:connector>
        <draw:connector draw:style-name="gr3" draw:text-style-name="P6" draw:layer="layout" svg:x1="12.765cm" svg:y1="5.322cm" svg:x2="12.78cm" svg:y2="7.276cm" draw:start-shape="id9" draw:start-glue-point="2" draw:end-shape="id4" draw:end-glue-point="0" svg:d="M12765 5322v977h15v977" svg:viewBox="0 0 16 1955">
          <text:p/>
        </draw:connector>
        <draw:custom-shape draw:style-name="gr1" draw:text-style-name="P1" xml:id="id10" draw:id="id10" draw:layer="layout" svg:width="1.796cm" svg:height="0.609cm" svg:x="4.318cm" svg:y="10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2.246cm 9.203cm)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6.114cm" svg:y1="10.595cm" svg:x2="7.894cm" svg:y2="9.785cm" draw:start-shape="id10" draw:start-glue-point="1" draw:end-shape="id5" draw:end-glue-point="6" svg:d="M6114 10595h1780v-810" svg:viewBox="0 0 1781 811">
          <text:p/>
        </draw:connector>
        <draw:connector draw:style-name="gr3" draw:text-style-name="P6" draw:layer="layout" svg:x1="2.541cm" svg:y1="7.352cm" svg:x2="4.319cm" svg:y2="6.063cm" draw:start-shape="id11" draw:start-glue-point="1" draw:end-shape="id3" draw:end-glue-point="3" svg:d="M2541 7352v-1289h1778" svg:viewBox="0 0 1779 1290">
          <text:p/>
        </draw:connector>
        <draw:connector draw:style-name="gr3" draw:text-style-name="P6" draw:layer="layout" svg:x1="2.541cm" svg:y1="9.203cm" svg:x2="4.318cm" svg:y2="10.595cm" draw:start-shape="id11" draw:start-glue-point="3" draw:end-shape="id10" draw:end-glue-point="3" svg:d="M2541 9203v1392h1777" svg:viewBox="0 0 1778 1393">
          <text:p/>
        </draw:connector>
        <draw:frame draw:style-name="gr13" draw:text-style-name="P5" draw:layer="layout" svg:width="2.317cm" svg:height="1.231cm" svg:x="13.815cm" svg:y="8.639cm">
          <draw:text-box>
            <text:p text:style-name="P4"><text:span text:style-name="T3">I</text:span><text:span text:style-name="T4">d</text:span></text:p>
          </draw:text-box>
        </draw:frame>
        <draw:frame draw:style-name="gr14" draw:text-style-name="P7" draw:layer="layout" svg:width="1.246cm" svg:height="1.231cm" svg:x="4.713cm" svg:y="2.058cm">
          <draw:text-box>
            <text:p text:style-name="P4">R<text:span text:style-name="T7">1</text:span></text:p>
          </draw:text-box>
        </draw:frame>
        <draw:frame draw:style-name="gr14" draw:text-style-name="P7" draw:layer="layout" svg:width="1.246cm" svg:height="1.231cm" svg:x="9.91cm" svg:y="6.369cm">
          <draw:text-box>
            <text:p text:style-name="P4">R<text:span text:style-name="T7">5</text:span></text:p>
          </draw:text-box>
        </draw:frame>
        <draw:frame draw:style-name="gr15" draw:text-style-name="P7" draw:layer="layout" svg:width="1.246cm" svg:height="1.231cm" svg:x="4.638cm" svg:y="6.369cm">
          <draw:text-box>
            <text:p text:style-name="P4">R<text:span text:style-name="T7">4</text:span></text:p>
          </draw:text-box>
        </draw:frame>
        <draw:frame draw:style-name="gr14" draw:text-style-name="P7" draw:layer="layout" svg:width="1.246cm" svg:height="1.231cm" svg:x="8.027cm" svg:y="3.404cm">
          <draw:text-box>
            <text:p text:style-name="P4">R<text:span text:style-name="T7">3</text:span></text:p>
          </draw:text-box>
        </draw:frame>
        <draw:frame draw:style-name="gr14" draw:text-style-name="P7" draw:layer="layout" svg:width="1.246cm" svg:height="1.231cm" svg:x="9.809cm" svg:y="2.058cm">
          <draw:text-box>
            <text:p text:style-name="P4">R<text:span text:style-name="T7">2</text:span></text:p>
          </draw:text-box>
        </draw:frame>
        <draw:frame draw:style-name="gr14" draw:text-style-name="P7" draw:layer="layout" svg:width="1.246cm" svg:height="1.231cm" svg:x="1cm" svg:y="7.622cm">
          <draw:text-box>
            <text:p text:style-name="P4">R<text:span text:style-name="T7">6</text:span></text:p>
          </draw:text-box>
        </draw:frame>
        <draw:custom-shape draw:style-name="gr16" draw:text-style-name="P6" draw:layer="layout" svg:width="0.251cm" svg:height="0.285cm" svg:x="7.759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51cm" svg:height="0.285cm" svg:x="12.585cm" svg:y="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51cm" svg:height="0.285cm" svg:x="7.76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51cm" svg:height="0.285cm" svg:x="7.76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251cm" svg:height="0.285cm" svg:x="2.399cm" svg:y="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209cm" svg:height="2.803cm" svg:x="6.5cm" svg:y="2.515cm">
          <draw:text-box>
            <text:p text:style-name="P4">+</text:p>
            <text:p text:style-name="P4">V<text:span text:style-name="T7">b</text:span></text:p>
            <text:p text:style-name="P4">-</text:p>
          </draw:text-box>
        </draw:frame>
        <draw:line draw:style-name="gr18" draw:text-style-name="P8" draw:layer="layout" svg:x1="3.232cm" svg:y1="7.352cm" svg:x2="3.232cm" svg:y2="9.438cm">
          <text:p/>
        </draw:line>
        <draw:frame draw:style-name="gr19" draw:text-style-name="P9" draw:layer="layout" svg:width="0.929cm" svg:height="1.232cm" svg:x="3.064cm" svg:y="7.628cm">
          <draw:text-box>
            <text:p text:style-name="P4"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1:30:36.664597424</meta:creation-date>
    <dc:date>2021-03-11T11:43:48.363765348</dc:date>
    <meta:editing-duration>PT9M30S</meta:editing-duration>
    <meta:editing-cycles>2</meta:editing-cycles>
    <meta:generator>LibreOffice/6.4.6.2$Linux_X86_64 LibreOffice_project/40$Build-2</meta:generator>
    <meta:document-statistic meta:object-count="47"/>
  </office:meta>
</office:document-meta>
</file>